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</style:style>
    <style:style style:name="P7" style:family="paragraph" style:parent-style-name="Text_20_body" style:list-style-name="L7">
      <style:paragraph-properties fo:margin-top="0in" fo:margin-bottom="0in"/>
    </style:style>
  </office:automatic-styles>
  <office:body>
    <office:text>
      <text:h text:style-name="Heading_20_1" text:outline-level="1">吴 晓</text:h>
      <text:p text:style-name="First_20_paragraph">Maybe you need my <text:a xlink:type="simple" xlink:href="http://tinyslik.github.io/resume" office:name=""><text:span text:style-name="Definition">English resume</text:span></text:a></text:p>
      <text:h text:style-name="Heading_20_2" text:outline-level="2">万金油C++工程师</text:h>
      <text:list text:style-name="L1">
        <text:list-item>
          <text:p text:style-name="P1">电话: <text:a xlink:type="simple" xlink:href="tel://86-15861657693" office:name=""><text:span text:style-name="Definition">86-15861657693</text:span></text:a></text:p>
        </text:list-item>
        <text:list-item>
          <text:p text:style-name="P1">邮件: <text:a xlink:type="simple" xlink:href="mailto:tinysilk@hotmail.com" office:name=""><text:span text:style-name="Definition">tinysilk@hotmail.com</text:span></text:a></text:p>
        </text:list-item>
        <text:list-item>
          <text:p text:style-name="P1">博客（墙外）: <text:a xlink:type="simple" xlink:href="http://tinyslik.github.io" office:name=""><text:span text:style-name="Definition">tinyslik.github.io</text:span></text:a></text:p>
        </text:list-item>
        <text:list-item>
          <text:p text:style-name="P1">博客（墙内）: <text:a xlink:type="simple" xlink:href="http://tinyslik.coding.me" office:name=""><text:span text:style-name="Definition">tinyslik.coding.me</text:span></text:a></text:p>
        </text:list-item>
        <text:list-item>
          <text:p text:style-name="P1">Github: <text:a xlink:type="simple" xlink:href="http://github.com/TinySlik" office:name=""><text:span text:style-name="Definition">TinySlik</text:span></text:a></text:p>
        </text:list-item>
      </text:list>
      <text:h text:style-name="Heading_20_2" text:outline-level="2">简介</text:h>
      <text:p text:style-name="First_20_paragraph">一个有5年开发经验的司机。 开发过很多款上线ios/android手游项目，上架了appStroe，googlePlay以及国内大量的杂鱼渠道； 独立完成过商业化的高度定制的图形显示软件，商业化的人像识别软件。</text:p>
      <text:h text:style-name="Heading_20_2" text:outline-level="2">特长</text:h>
      <text:p text:style-name="First_20_paragraph">能胜任android（java），ios/mac（OC）,win32,linux 单平台或者跨平台C++的开发工作，对css，html5，js均有良好的掌握度，能够进行前端开发 曾长期使用cocos2d-x游戏引擎,对渲染架构和开源渲染框架设计有一定研究 基于win32,QT有丰富的C++架构经验，对工具编写有良好的习惯。 opencv下完成过商业的人脸追踪装饰美颜功能，在交叉编译的linux arm环境下，对常规滤波，neon使用，sse使用以及多线程，GLshader，cuda此类并行优化均有一定采坑经验。 slam的调试落地自适配等工作。并使用dlib，kcf和cnn的分类器完成过商业的人脸识别和追踪，并使用gl的画布添加了美颜，大眼的功能。 参与多款双目相机，tof相机的sdk开发和维护，对点云计算和标定有一定经验。 嵌入式产品的内网调试页面，调试协议，http，tcp，ginix均具备独立开发使用的能力</text:p>
      <text:h text:style-name="Heading_20_2" text:outline-level="2">工作经验</text:h>
      <text:h text:style-name="Heading_20_3" text:outline-level="3"><text:span text:style-name="T1">cocos2d-x</text:span><text:span text:style-name="T2"> </text:span><text:span text:style-name="T3">开发工程师</text:span> 在 <text:a xlink:type="simple" xlink:href="https://www.mochang.net/" office:name=""><text:span text:style-name="Definition">MoChang有限公司</text:span></text:a></text:h>
      <text:p text:style-name="First_20_paragraph"><text:span text:style-name="T4">2014.1</text:span><text:span text:style-name="T5"> </text:span><text:span text:style-name="T6">-</text:span><text:span text:style-name="T7"> </text:span><text:span text:style-name="T8">2015.6</text:span></text:p>
      <text:p text:style-name="Text_20_body">1.在公司主要从事cocos2d-x游戏的制作和维护工作，使用C++重构代码，配置更多的功能模块. 2.作为从事生物科技工作的我来说，这是一次挑战，我学习到了很多C++基本的语法及表驱动，插件架构等常用的语言设计模式。补习了很多程序及系统的基础原理，对linux系统的学习了一段时间，能独立编写小型的c++服务器。 3.在公司我工作了一年半，上架了一些比较简单的欧美儿童游戏，有大量的功能模块重用和维护。 4.期间也独立完成很多 ios 及安卓端的 sdk包括广告的和功能的接入。 5.制作小型游戏制定文档并按照需求文档在较短的时间内提交上线。 6.由于团队小，所以大量的与美术的协调工作都由我独立完成，团队的策划担任高层领导角色，团队具有比较高的自由度。</text:p>
      <text:h text:style-name="Heading_20_3" text:outline-level="3"><text:span text:style-name="T9">C/C++</text:span><text:span text:style-name="T10"> </text:span><text:span text:style-name="T11">开发工程师</text:span> 在 <text:a xlink:type="simple" xlink:href="https://bie-plc.com/" office:name=""><text:span text:style-name="Definition">南京光辉互动网络科技有限公司</text:span></text:a>/<text:a xlink:type="simple" xlink:href="https://www.biemore.com/zh-cn/index.html" office:name=""><text:span text:style-name="Definition">熊大叔儿童教育</text:span></text:a></text:h>
      <text:p text:style-name="First_20_paragraph"><text:span text:style-name="T12">2015.6</text:span><text:span text:style-name="T13"> </text:span><text:span text:style-name="T14">-</text:span><text:span text:style-name="T15"> </text:span><text:span text:style-name="T16">2016.2</text:span></text:p>
      <text:p text:style-name="Text_20_body">1.一线开发游戏项目，对多个产品线不同语言的项目代码进行检查和修改重构，使用代码包括包括js,Lua,C++。 2.实现shader技术优化和难点（水纹，模糊）。 3.负责一些产品最后阶段的代码调试和检查工作，接入一些商业代码,sdk。 4.具体在这里同时修改了多个项目的代码，包括捕鱼达人3D（Lua），宝宝熊教育系列（JavaScript），并完成了最后的上线。</text:p>
      <text:h text:style-name="Heading_20_3" text:outline-level="3"><text:span text:style-name="T17">前端工程师兼职小团队项目管理</text:span> 在 <text:a xlink:type="simple" xlink:href="http://www.chukong-inc.com/" office:name=""><text:span text:style-name="Definition">南京触控科技办事处</text:span></text:a></text:h>
      <text:p text:style-name="First_20_paragraph"><text:span text:style-name="T18">2016.3</text:span><text:span text:style-name="T19"> </text:span><text:span text:style-name="T20">-</text:span><text:span text:style-name="T21"> </text:span><text:span text:style-name="T22">2016.10</text:span></text:p>
      <text:p text:style-name="Text_20_body">1.参与3.x的cocos2d-x引擎代码的修改和维护，上架一些以前的成品代码游戏。 2.培训新员工，培训git，lua,quick-cocos部分内容。 3.修改和上线u3d项目. 4.管理部分员工并上线一些小的游戏项目类似手机三国志，棋牌等等。</text:p>
      <text:h text:style-name="Heading_20_3" text:outline-level="3"><text:span text:style-name="T23">openGL工程师兼图形算法工程师</text:span> 在 <text:a xlink:type="simple" xlink:href="http://vless.net/" office:name=""><text:span text:style-name="Definition">无锡威莱斯科技有限公司</text:span></text:a></text:h>
      <text:p text:style-name="First_20_paragraph"><text:span text:style-name="T24">2016.11</text:span><text:span text:style-name="T25"> </text:span><text:span text:style-name="T26">-</text:span><text:span text:style-name="T27"> </text:span><text:span text:style-name="T28">2017.8</text:span></text:p>
      <text:p text:style-name="Text_20_body">1.在开源框架openNI的基础上定制化公司需求的视频流架构用于算法分析。 2.使用openCV完成轮廓提取，去背景等简单图像算法问题。 3.完成openGL的图形界面软件，包括传感器信息的展示，量程，摄像机，彩虹色，录像，播放，多路同步分析等等软件框架下的数据基础工作。 4.上线公司的产品，测试新的软件产物并完成文档。</text:p>
      <text:h text:style-name="Heading_20_3" text:outline-level="3"><text:span text:style-name="T29">高级软件开发工程师</text:span> 在 <text:a xlink:type="simple" xlink:href="http://www.whitesky.com.cn/" office:name=""><text:span text:style-name="Definition">无锡皓空</text:span></text:a></text:h>
      <text:p text:style-name="First_20_paragraph"><text:span text:style-name="T30">2017.8</text:span><text:span text:style-name="T31"> </text:span><text:span text:style-name="T32">-</text:span><text:span text:style-name="T33"> </text:span><text:span text:style-name="T34">2018.5</text:span></text:p>
      <text:p text:style-name="Text_20_body">1.编写嵌入式项目的测试用例，测试代码，厂测文档，协助产品交付。 2.使用openCV完成人像提取，人像追踪，抠像，叠加等图像算法。 3.使用可能的手段在低效能的嵌入式产品上提高算法运行效率，使用了neon，多线程等等技术。 4.查阅相关的大量学术文档，寻找可行性方案。</text:p>
      <text:h text:style-name="Heading_20_3" text:outline-level="3"><text:span text:style-name="T35">高级软件开发工程师</text:span> 在 <text:a xlink:type="simple" xlink:href="http://www.myntai.com/" office:name=""><text:span text:style-name="Definition">小觅智能</text:span></text:a></text:h>
      <text:p text:style-name="First_20_paragraph"><text:span text:style-name="T36">2018.6</text:span><text:span text:style-name="T37"> </text:span><text:span text:style-name="T38">-</text:span><text:span text:style-name="T39"> </text:span><text:span text:style-name="T40">now</text:span></text:p>
      <text:list text:style-name="L2">
        <text:list-item>
          <text:p text:style-name="P2">面向公司的双目摄像机产品线sdk部分，负责一部分双目产品的研发和迭代，在团队中主要负责ROS节点，算法模型移植优化，标定模型移植，部分跨平台的功能开发和迭代，主要语言C++。 2.架构扫地机的本地/远端3方网络通信自定义协议，内网页面服务. 3.vins-mono，vins-fusion，orb-slam，viorb等开源算法的调教测试，独立开发维护</text:p>
        </text:list-item>
      </text:list>
      <text:h text:style-name="Heading_20_3" text:outline-level="3">主要语言技能</text:h>
      <text:p text:style-name="First_20_paragraph">注：<text:line-break/>+：使用过，了解语法，能够上手修改现有的浅层代码逻辑<text:line-break/>++：全盘学习过，理解语言全盘的语法，对语言的相关设计理念有认识，对相关特性够熟练运用 +++：相关语言的基本设计模式能够完全应用于实践，能够胜任框架的搭建</text:p>
      <text:list text:style-name="L3">
        <text:list-item>
          <text:p text:style-name="P3"><text:a xlink:type="simple" xlink:href="http://www.cplusplus.com/" office:name=""><text:span text:style-name="Definition">C++</text:span></text:a>+++</text:p>
        </text:list-item>
        <text:list-item>
          <text:p text:style-name="P3"><text:a xlink:type="simple" xlink:href="https://baike.baidu.com/item/c%E8%AF%AD%E8%A8%80/105958?fr=aladdin" office:name=""><text:span text:style-name="Definition">C</text:span></text:a>++</text:p>
        </text:list-item>
        <text:list-item>
          <text:p text:style-name="P3"><text:a xlink:type="simple" xlink:href="http://www.lua.org/" office:name=""><text:span text:style-name="Definition">Lua</text:span></text:a>+++</text:p>
        </text:list-item>
        <text:list-item>
          <text:p text:style-name="P3">MAKE: make / Cmake / Rake / XMake /qMake +</text:p>
        </text:list-item>
        <text:list-item>
          <text:p text:style-name="P3"><text:a xlink:type="simple" xlink:href="https://www.java.com/zh_CN/" office:name=""><text:span text:style-name="Definition">java</text:span></text:a>+</text:p>
        </text:list-item>
        <text:list-item>
          <text:p text:style-name="P3"><text:a xlink:type="simple" xlink:href="https://developer.apple.com/" office:name=""><text:span text:style-name="Definition">objective-C</text:span></text:a>+</text:p>
        </text:list-item>
        <text:list-item>
          <text:p text:style-name="P3"><text:a xlink:type="simple" xlink:href="https://www.microsoft.com/net/" office:name=""><text:span text:style-name="Definition">C#</text:span></text:a>++</text:p>
        </text:list-item>
        <text:list-item>
          <text:p text:style-name="P3"><text:a xlink:type="simple" xlink:href="https://www.glslsandbox.com/" office:name=""><text:span text:style-name="Definition">shader</text:span></text:a>++</text:p>
        </text:list-item>
        <text:list-item>
          <text:p text:style-name="P3"><text:a xlink:type="simple" xlink:href="https://www.javascript.com/" office:name=""><text:span text:style-name="Definition">javaScript</text:span></text:a>+++</text:p>
        </text:list-item>
        <text:list-item>
          <text:p text:style-name="P3"><text:a xlink:type="simple" xlink:href="http://developers.whatwg.org" office:name=""><text:span text:style-name="Definition">HTML</text:span></text:a>+++</text:p>
        </text:list-item>
        <text:list-item>
          <text:p text:style-name="P3"><text:a xlink:type="simple" xlink:href="http://www.w3.org/Style/CSS/Overview.en.html" office:name=""><text:span text:style-name="Definition">CSS</text:span></text:a>++</text:p>
        </text:list-item>
        <text:list-item>
          <text:p text:style-name="P3"><text:a xlink:type="simple" xlink:href="https://www.python.org/" office:name=""><text:span text:style-name="Definition">python</text:span></text:a>++</text:p>
        </text:list-item>
        <text:list-item>
          <text:p text:style-name="P3"><text:a xlink:type="simple" xlink:href="http://www.ruby-lang.org/zh_cn/" office:name=""><text:span text:style-name="Definition">Ruby (Rake)</text:span></text:a>+</text:p>
        </text:list-item>
        <text:list-item>
          <text:p text:style-name="P3"><text:a xlink:type="simple" xlink:href="http://www.uml.org/" office:name=""><text:span text:style-name="Definition">UML</text:span></text:a>++</text:p>
        </text:list-item>
      </text:list>
      <text:h text:style-name="Heading_20_3" text:outline-level="3">格式类型使用</text:h>
      <text:p text:style-name="First_20_paragraph">注：<text:line-break/>+：了解并修改过小于5次。 ++：全盘学习过，熟练使用语法书写内容或修改配置。 +++：查看过底层格式实现原理，并修改使用过自己的衍生格式。</text:p>
      <text:list text:style-name="L4">
        <text:list-item>
          <text:p text:style-name="P4"><text:a xlink:type="simple" xlink:href="http://daringfireball.net/projects/markdown" office:name=""><text:span text:style-name="Definition">Markdown</text:span></text:a>++</text:p>
        </text:list-item>
        <text:list-item>
          <text:p text:style-name="P4"><text:a xlink:type="simple" xlink:href="https://www.xml.com/" office:name=""><text:span text:style-name="Definition">XML</text:span></text:a>++</text:p>
        </text:list-item>
        <text:list-item>
          <text:p text:style-name="P4"><text:a xlink:type="simple" xlink:href="http://www.json.org.cn/" office:name=""><text:span text:style-name="Definition">Jason</text:span></text:a>++</text:p>
        </text:list-item>
        <text:list-item>
          <text:p text:style-name="P4"><text:a xlink:type="simple" xlink:href="https://github.com/Winnerhust/inifile2" office:name=""><text:span text:style-name="Definition">ini</text:span></text:a>++</text:p>
        </text:list-item>
        <text:list-item>
          <text:p text:style-name="P4"><text:a xlink:type="simple" xlink:href="http://wixtoolset.org/" office:name=""><text:span text:style-name="Definition">wix toolset</text:span></text:a>+</text:p>
        </text:list-item>
      </text:list>
      <text:h text:style-name="Heading_20_3" text:outline-level="3">框架</text:h>
      <text:p text:style-name="First_20_paragraph">注*：<text:line-break/>+：使用过，了接口用法，能够快速使用。 ++：模块化地学习过，理解框架下原理，能够熟练进行相关优化。 +++：查看学习过框架源码，修改框架内部实现并商用化过相关的代码。</text:p>
      <text:list text:style-name="L5">
        <text:list-item>
          <text:p text:style-name="P5"><text:a xlink:type="simple" xlink:href="http://www.ros.org/" office:name=""><text:span text:style-name="Definition">ROS</text:span></text:a>++</text:p>
        </text:list-item>
        <text:list-item>
          <text:p text:style-name="P5"><text:a xlink:type="simple" xlink:href="https://www.opengl.org/" office:name=""><text:span text:style-name="Definition">OpenGL （web,ES,glfw/glut,glew,glsl…）</text:span></text:a>++</text:p>
        </text:list-item>
        <text:list-item>
          <text:p text:style-name="P5"><text:a xlink:type="simple" xlink:href="http://opencv.org/" office:name=""><text:span text:style-name="Definition">OpenCV</text:span></text:a>(人像，滤波，形态学)++</text:p>
        </text:list-item>
        <text:list-item>
          <text:p text:style-name="P5"><text:a xlink:type="simple" xlink:href="https://www.qt.io/" office:name=""><text:span text:style-name="Definition">QT</text:span></text:a>++</text:p>
        </text:list-item>
        <text:list-item>
          <text:p text:style-name="P5"><text:a xlink:type="simple" xlink:href="http://www.boost.org/" office:name=""><text:span text:style-name="Definition">Boost (shared_ptr,λ,tuple,thread…)</text:span></text:a>++</text:p>
        </text:list-item>
        <text:list-item>
          <text:p text:style-name="P5"><text:a xlink:type="simple" xlink:href="http://www.cocos2d-x.org/" office:name=""><text:span text:style-name="Definition">Cocos2d-x</text:span></text:a>+++</text:p>
        </text:list-item>
        <text:list-item>
          <text:p text:style-name="P5"><text:a xlink:type="simple" xlink:href="https://hexo.io/" office:name=""><text:span text:style-name="Definition">hexo</text:span></text:a>++</text:p>
        </text:list-item>
        <text:list-item>
          <text:p text:style-name="P5"><text:a xlink:type="simple" xlink:href="https://github.com/vurtun/nuklear" office:name=""><text:span text:style-name="Definition">nuklear</text:span></text:a>+</text:p>
        </text:list-item>
        <text:list-item>
          <text:p text:style-name="P5"><text:a xlink:type="simple" xlink:href="http://pointclouds.org/" office:name=""><text:span text:style-name="Definition">PCL</text:span></text:a>+</text:p>
        </text:list-item>
        <text:list-item>
          <text:p text:style-name="P5"><text:a xlink:type="simple" xlink:href="https://www.openai.com/" office:name=""><text:span text:style-name="Definition">OpenAI</text:span></text:a>+</text:p>
        </text:list-item>
        <text:list-item>
          <text:p text:style-name="P5"><text:a xlink:type="simple" xlink:href="http://jquery.com/" office:name=""><text:span text:style-name="Definition">jequery</text:span></text:a>+</text:p>
        </text:list-item>
        <text:list-item>
          <text:p text:style-name="P5"><text:a xlink:type="simple" xlink:href="https://github.com/OpenNI/OpenNI" office:name=""><text:span text:style-name="Definition">OpenNI2</text:span></text:a>++</text:p>
        </text:list-item>
        <text:list-item>
          <text:p text:style-name="P5"><text:a xlink:type="simple" xlink:href="https://github.com/OpenKinect/libfreenect2" office:name=""><text:span text:style-name="Definition">libfreenect2</text:span></text:a>++</text:p>
        </text:list-item>
        <text:list-item>
          <text:p text:style-name="P5">[CNN]+</text:p>
        </text:list-item>
        <text:list-item>
          <text:p text:style-name="P5"><text:a xlink:type="simple" xlink:href="https://github.com/tensorflow/tensorflow" office:name=""><text:span text:style-name="Definition">TensorFlow</text:span></text:a>+</text:p>
        </text:list-item>
      </text:list>
      <text:h text:style-name="Heading_20_3" text:outline-level="3">软件</text:h>
      <text:p text:style-name="First_20_paragraph">注*：<text:line-break/>+：使用过，能够完成常规的工具功能 ++：熟练使用，包括快捷键和高度自定义的功能 +++：查看过软件源码，修改衍生过相关的商用版本</text:p>
      <text:list text:style-name="L6">
        <text:list-item>
          <text:p text:style-name="P6">IDE:<text:a xlink:type="simple" xlink:href="http://developer.apple.com" office:name=""><text:span text:style-name="Definition">Apple Xcode</text:span></text:a>++/<text:a xlink:type="simple" xlink:href="https://www.visualstudio.com/" office:name=""><text:span text:style-name="Definition">VisualStudio</text:span></text:a>++/<text:a xlink:type="simple" xlink:href="http://www.android-studio.org/" office:name=""><text:span text:style-name="Definition">AndroidStudio</text:span></text:a>+</text:p>
        </text:list-item>
        <text:list-item>
          <text:p text:style-name="P6"><text:a xlink:type="simple" xlink:href="http://git-scm.com" office:name=""><text:span text:style-name="Definition">Git</text:span></text:a>++</text:p>
        </text:list-item>
        <text:list-item>
          <text:p text:style-name="P6"><text:a xlink:type="simple" xlink:href="http://svn.apache.org" office:name=""><text:span text:style-name="Definition">Subversion</text:span></text:a>+</text:p>
        </text:list-item>
        <text:list-item>
          <text:p text:style-name="P6"><text:a xlink:type="simple" xlink:href="https://www.sourcetreeapp.com/" office:name=""><text:span text:style-name="Definition">SourceTree(win)</text:span></text:a>/<text:a xlink:type="simple" xlink:href="https://www.git-tower.com/" office:name=""><text:span text:style-name="Definition">Tower(mac)</text:span></text:a>++</text:p>
        </text:list-item>
        <text:list-item>
          <text:p text:style-name="P6"><text:a xlink:type="simple" xlink:href="http://www.gnu.org/software/grub/" office:name=""><text:span text:style-name="Definition">grub/grub2</text:span></text:a>++</text:p>
        </text:list-item>
        <text:list-item>
          <text:p text:style-name="P6"><text:a xlink:type="simple" xlink:href="http://apple.com/macosx" office:name=""><text:span text:style-name="Definition">Mac OS X</text:span></text:a>++/<text:a xlink:type="simple" xlink:href="http://ubuntu.com" office:name=""><text:span text:style-name="Definition">Ubuntu Linux</text:span></text:a>++</text:p>
        </text:list-item>
        <text:list-item>
          <text:p text:style-name="P6"><text:a xlink:type="simple" xlink:href="http://www.sublimetext.com" office:name=""><text:span text:style-name="Definition">Sublime Text</text:span></text:a>++</text:p>
        </text:list-item>
        <text:list-item>
          <text:p text:style-name="P6"><text:a xlink:type="simple" xlink:href="https://code.visualstudio.com/" office:name=""><text:span text:style-name="Definition">VSCode</text:span></text:a>+++</text:p>
        </text:list-item>
        <text:list-item>
          <text:p text:style-name="P6"><text:a xlink:type="simple" xlink:href="http://www.vim.org" office:name=""><text:span text:style-name="Definition">Vim</text:span></text:a>++</text:p>
        </text:list-item>
        <text:list-item>
          <text:p text:style-name="P6"><text:a xlink:type="simple" xlink:href="http://www.gnu.org/software/bash/" office:name=""><text:span text:style-name="Definition">bash</text:span></text:a>++ / <text:a xlink:type="simple" xlink:href="http://www.zsh.org" office:name=""><text:span text:style-name="Definition">zsh</text:span></text:a>+++</text:p>
        </text:list-item>
        <text:list-item>
          <text:p text:style-name="P6"><text:a xlink:type="simple" xlink:href="http://jetbrains.com/webstorm" office:name=""><text:span text:style-name="Definition">WebStorm</text:span></text:a>+</text:p>
        </text:list-item>
        <text:list-item>
          <text:p text:style-name="P6"><text:a xlink:type="simple" xlink:href="http://johnmacfarlane.net/pandoc" office:name=""><text:span text:style-name="Definition">Pandoc</text:span></text:a>++</text:p>
        </text:list-item>
        <text:list-item>
          <text:p text:style-name="P6"><text:a xlink:type="simple" xlink:href="https://github.com/doxygen/doxygen" office:name=""><text:span text:style-name="Definition">Doxygen</text:span></text:a>+</text:p>
        </text:list-item>
        <text:list-item>
          <text:p text:style-name="P6"><text:a xlink:type="simple" xlink:href="http://www.latex-project.org/" office:name=""><text:span text:style-name="Definition">Latex</text:span></text:a>+</text:p>
        </text:list-item>
        <text:list-item>
          <text:p text:style-name="P6"><text:a xlink:type="simple" xlink:href="http://wiki.nginx.org" office:name=""><text:span text:style-name="Definition">Nginx</text:span></text:a>++</text:p>
        </text:list-item>
        <text:list-item>
          <text:p text:style-name="P6"><text:a xlink:type="simple" xlink:href="http://mysql.com" office:name=""><text:span text:style-name="Definition">MySQL</text:span></text:a>+</text:p>
        </text:list-item>
      </text:list>
      <text:h text:style-name="Heading_20_2" text:outline-level="2">教育</text:h>
      <text:p text:style-name="First_20_paragraph"><text:a xlink:type="simple" xlink:href="" office:name=""><text:span text:style-name="Definition">扬州大学 动物医学</text:span></text:a>, 2008 - 2012</text:p>
      <text:h text:style-name="Heading_20_2" text:outline-level="2">兴趣</text:h>
      <text:list text:style-name="L7">
        <text:list-item>
          <text:p text:style-name="P7">玩卡牌游戏（炉石）,至今未上传说…</text:p>
        </text:list-item>
        <text:list-item>
          <text:p text:style-name="P7">听音乐,玩一些器材,中西内外新旧都听</text:p>
        </text:list-item>
        <text:list-item>
          <text:p text:style-name="P7">养猫,叫毛毛,一只英短蓝色的小母猫</text:p>
        </text:list-item>
        <text:list-item>
          <text:p text:style-name="P7">弹吉他,准备周末去卖艺</text:p>
        </text:list-item>
        <text:list-item>
          <text:p text:style-name="P7">逛github,知乎,Bilibili 找基佬玩耍</text:p>
        </text:list-item>
        <text:list-item>
          <text:p text:style-name="P7">另外已婚未育</text:p>
        </text:list-item>
      </text:list>
      <text:h text:style-name="Heading_20_2" text:outline-level="2">下载</text:h>
      <text:p text:style-name="First_20_paragraph">以下是我的多种格式下的简历，如有需要请自行下载：</text:p>
      <text:p text:style-name="Text_20_body"><text:a xlink:type="simple" xlink:href="https://github.com/TinySlik/resume/raw/master/resume_cn.docx" office:name=""><text:span text:style-name="Definition">doc</text:span></text:a></text:p>
      <text:p text:style-name="Text_20_body"><text:a xlink:type="simple" xlink:href="https://github.com/TinySlik/resume/raw/master/resume_cn.epub" office:name=""><text:span text:style-name="Definition">ePub</text:span></text:a></text:p>
      <text:p text:style-name="Text_20_body">谢谢对我的关注.</text:p>
      <text:p text:style-name="Text_20_body">©2016 <text:a xlink:type="simple" xlink:href="http://tinyslik.coding.me/resume" office:name=""><text:span text:style-name="Definition">Tiny Oh</text:span></text:a>. All rights reserv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